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116.36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513.66mm"/>
    </style:style>
    <style:style style:name="co13" style:family="table-column">
      <style:table-column-properties fo:break-before="auto" style:column-width="118.53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98.11mm"/>
    </style:style>
    <style:style style:name="co15" style:family="table-column">
      <style:table-column-properties fo:break-before="auto" style:column-width="20.23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1.78mm"/>
    </style:style>
    <style:style style:name="co18" style:family="table-column">
      <style:table-column-properties fo:break-before="auto" style:column-width="17.5mm"/>
    </style:style>
    <style:style style:name="ro1" style:family="table-row">
      <style:table-row-properties style:row-height="5.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dte_referencia_tip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nula documento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orrige text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orrige montos</text:p>
          </table:table-cell>
        </table:table-row>
      </table:table>
      <table:table table:name="dte_tipo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lectronico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cedible</text:p>
          </table:table-cell>
          <table:table-cell office:value-type="string" calcext:value-type="string">
            <text:p>operacion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Factura de ventas y servicios no afectos o excentos de IV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Factu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Factura no afecta o exent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Bole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Boleta exen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Bole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iquidación 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iquidación factu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Boleta exen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Factura de comp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Factura de comp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Guía de despach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Guía de despacho electrónic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Nota de déb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Nota de débito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Nota de créd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Nota de crédito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Liquidació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Factura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Nota de débito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Nota de crédito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Orden de 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Nota de pedid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Contra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Resolució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Proceso Chile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Ficha Chile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D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B/L (conocimiento de embarque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AWB (Air Will Bill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MIC/D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Carta de p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Resolución del SNA donde califica servicios de exportació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Pasap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Certificado de depósito bolsa prod. Chi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Vale de prenda bolsa prod. Chi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impuesto_adicional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retencion_tot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descripcion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total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responde al IVA retenido en facturas de compra del contribuyente que genera libro. Suma de retenciones con tasa de IVA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faenamient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bre monto base faenamiento. Se registra el monto de IVA anticipado cobrado al cliente</text:p>
          </table:table-cell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 registra el monto de IVA anticipado cobrado al cliente.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harina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 registra el monto de IVA anticipado cobrado al clien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oro, platino, marfil, joyas, piedras precionas y pieles fin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) Artículos oro, platino, marfil\nb) Joyas, piedras preciosas\nc) Pieles fin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Licores, piscos, whisky</text:p>
          </table:table-cell>
          <table:table-cell office:value-type="string" calcext:value-type="string">
            <text:p>A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Tasa del 27%. Licores, piscos, whisky, aguardiente y vinos licorosos o aromatizad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Vino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Vin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Cervezas y bebidas alcohólica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Cervezas y bebidas alcohólic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/>
          <table:table-cell table:style-name="ce1" office:value-type="string" calcext:value-type="string">
            <text:p>Bebidas analcohólicas y minerales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bidas analcohólicas y minerales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/>
          <table:table-cell table:style-name="ce1" office:value-type="string" calcext:value-type="string">
            <text:p>Bebidas azucaradas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bidas analcohólicas con elevada azúcar, más de 15 gramos por cada 240 mililitro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específico diesel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diesel según Ley N° 18.502, decreto supremo N° 311/86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Recuperación impuesto específico resultante al diesel transportistas</text:p>
          </table:table-cell>
          <table:table-cell table:number-columns-repeated="2"/>
          <table:table-cell office:value-type="string" calcext:value-type="string">
            <text:p>Para transportistas de carga Art 2° Ley N° 19.764/2001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IVA retenido legumbre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retención.\n - Si se retuvo el 10%, el monto retenido se registra en el IEC en retención parcial.\n- Si se retuvo el total del IVA, por ser NDF se registra en retención tot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silvestr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IVA retenido ganado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IVA retenido madera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IVA retenido trigo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mente 4% de retención.\n- Si se retuvo el 4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específico gasolina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gasolina según Ley N° 18.502, decreto supremo N° 311/86.\nNo da derecho a crédito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IVA retenido arroz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IVA retenido hidrobiológica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hatarr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PP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onstrucción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 retiene el total del IVA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lfombras, tapices, casa rodantes, caviar, armas de aire o g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 1era venta.\na) Alfombras, tapices\nb) Casa rodantes\nc) Caviar\nd)Armas de aire o gas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irotecnia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 1era venta\na) Pirotecnia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arton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tención total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IVA retenido frambuesas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tención 14%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ctura de compra sin retención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0% de retención (hoy utilizada sólo por Bolsa de Productos de Chile, lo cual es validado por el sistema)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 de instrumentos de prepago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natural comprimido; 1,93 UTM/K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licuado de petróleo; 1,40 UTM/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retenido suplementeros Art 74 N° 5 Ley de la Rent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ara facturas de venta del contribuyente, retención del 0,5% sobre el precio de venta al públic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mpuesto retenido factura de inici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etención total de impuestos factura de inicio. Sólo una retención por documento.</text:p>
          </table:table-cell>
        </table:table-row>
      </table:table>
      <table:table table:name="iva_no_recuperable" table:style-name="ta1" table:print="false">
        <table:table-column table:style-name="co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ompras destinadas a IVA a generar operaciones no gravadas o exentas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Facturas de proveedores registradas fuera de plaz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Gastos rechazado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Entregas gratuitas (premios, bonificaciones, etc) recibida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Otros</text:p>
          </table:table-cell>
        </table:table-row>
      </table:table>
      <table:named-expressions/>
      <table:database-ranges>
        <table:database-range table:name="__Anonymous_Sheet_DB__1" table:target-range-address="dte_tipo.A1:dte_tipo.E1048576">
          <table:sort>
            <table:sort-by table:field-number="0" table:data-type="automatic"/>
          </table:sort>
        </table:database-range>
        <table:database-range table:name="__Anonymous_Sheet_DB__2" table:target-range-address="impuesto_adicional.A1:impuesto_adicional.F1048576">
          <table:sort>
            <table:sort-by table:field-number="0" table:data-type="automatic"/>
          </table:sort>
        </table:database-range>
        <table:database-range table:name="__Anonymous_Sheet_DB__3" table:target-range-address="iva_no_recuperable.A1:iva_no_recuperable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16-10-05">00-00-0000</text:date>,<text:time style:data-style-name="N2" text:time-value="21:25:21.499179066">00:00:0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09:27:48</meta:creation-date>
    <meta:generator>LibreOffice/5.2.2.2.0$Linux_X86_64 LibreOffice_project/20m0$Build-2</meta:generator>
    <dc:date>2016-10-05T21:27:01.237353903</dc:date>
    <meta:editing-duration>PT3H31M28S</meta:editing-duration>
    <meta:editing-cycles>23</meta:editing-cycles>
    <meta:document-statistic meta:table-count="4" meta:cell-count="532" meta:object-count="0"/>
  </office:meta>
</office:document-meta>
</file>